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806.04pt">
            <loext:p draw:notify-on-update-of-ranges="Sheet1.A1:Sheet1.A1 Sheet1.A2:Sheet1.A2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ID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2:45:15.018685362</meta:creation-date>
    <dc:date>2016-11-24T12:41:52.676709259</dc:date>
    <meta:editing-duration>PT13H43M35S</meta:editing-duration>
    <meta:editing-cycles>1</meta:editing-cycles>
    <meta:document-statistic meta:table-count="1" meta:cell-count="23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Line following PID output for Task A</text:p>
        </chart:title>
        <chart:plot-area chart:style-name="ch3" table:cell-range-address="Sheet1.A1:Sheet1.A230" chart:data-source-has-labels="row" svg:x="0.32cm" svg:y="1.301cm" svg:width="15.36cm" svg:height="7.519cm">
          <chartooo:coordinate-region svg:x="1.079cm" svg:y="1.504cm" svg:width="14.601cm" svg:height="7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30" chart:label-cell-address="Sheet1.A1:Sheet1.A1" chart:class="chart:line">
            <chart:data-point chart:repeated="2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Output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